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4.639cm"/>
    </style:style>
    <style:style style:name="co9" style:family="table-column">
      <style:table-column-properties fo:break-before="auto" style:column-width="9.079cm"/>
    </style:style>
    <style:style style:name="co10" style:family="table-column">
      <style:table-column-properties fo:break-before="auto" style:column-width="1.744cm"/>
    </style:style>
    <style:style style:name="co11" style:family="table-column">
      <style:table-column-properties fo:break-before="auto" style:column-width="8.285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10.545cm"/>
    </style:style>
    <style:style style:name="co14" style:family="table-column">
      <style:table-column-properties fo:break-before="auto" style:column-width="8.602cm"/>
    </style:style>
    <style:style style:name="co15" style:family="table-column">
      <style:table-column-properties fo:break-before="auto" style:column-width="8.1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2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Ponto 1</text:p>
          </table:table-cell>
          <table:table-cell office:value-type="string">
            <text:p>Ponto 2</text:p>
          </table:table-cell>
          <table:table-cell office:value-type="string">
            <text:p>Ponto 3</text:p>
          </table:table-cell>
          <table:table-cell office:value-type="string">
            <text:p>Ponto 4</text:p>
          </table:table-cell>
          <table:table-cell office:value-type="string">
            <text:p>Ponto 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as</text:p>
          </table:table-cell>
          <table:table-cell office:value-type="string">
            <text:p>Metro República</text:p>
          </table:table-cell>
          <table:table-cell office:value-type="string">
            <text:p>Metro Butantã</text:p>
          </table:table-cell>
          <table:table-cell office:value-type="string">
            <text:p>Onibus 8022-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3"/>
          <table:table-cell table:style-name="ce1" office:value-type="currency" office:currency="BRL" office:value="3">
            <text:p>R$ 3,0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Estação do Trajeto</text:p>
          </table:table-cell>
          <table:table-cell office:value-type="string">
            <text:p>EMTU Santo André</text:p>
          </table:table-cell>
          <table:table-cell office:value-type="string">
            <text:p>Metro Jabaquara</text:p>
          </table:table-cell>
          <table:table-cell office:value-type="string">
            <text:p>Metro Luz</text:p>
          </table:table-cell>
          <table:table-cell office:value-type="string">
            <text:p>Metro Butantã</text:p>
          </table:table-cell>
          <table:table-cell office:value-type="string">
            <text:p>Onibus 8022-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.1">
            <text:p>R$ 3,10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2"/>
          <table:table-cell table:style-name="ce1" office:value-type="currency" office:currency="BRL" office:value="3">
            <text:p>R$ 3,0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ás</text:p>
          </table:table-cell>
          <table:table-cell office:value-type="string">
            <text:p>Metro Luz</text:p>
          </table:table-cell>
          <table:table-cell office:value-type="string">
            <text:p>Metro Butantã</text:p>
          </table:table-cell>
          <table:table-cell office:value-type="string">
            <text:p>Onibus 8022-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3"/>
          <table:table-cell table:style-name="ce1" office:value-type="currency" office:currency="BRL" office:value="3">
            <text:p>R$ 3,00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Tamanduatei</text:p>
          </table:table-cell>
          <table:table-cell office:value-type="string">
            <text:p>Metro Consolação</text:p>
          </table:table-cell>
          <table:table-cell office:value-type="string">
            <text:p>Metro Butantã</text:p>
          </table:table-cell>
          <table:table-cell office:value-type="string">
            <text:p>Onibus 8022-10</text:p>
          </table:table-cell>
          <table:table-cell table:number-columns-repeated="3"/>
          <table:table-cell table:formula="of:=VLOOKUP([.J74];[.$J$74:.$K$116];2)" office:value-type="string" office:string-value="e01">
            <text:p>e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VLOOKUP([.J77];[.$J$74:.$K$116];2)" office:value-type="string" office:string-value="e02">
            <text:p>e0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3"/>
          <table:table-cell table:style-name="ce1" office:value-type="currency" office:currency="BRL" office:value="3">
            <text:p>R$ 3,00</text:p>
          </table:table-cell>
          <table:table-cell table:number-columns-repeated="3"/>
          <table:table-cell table:formula="of:=VLOOKUP([.J80];[.$J$74:.$K$116];2)" office:value-type="float" office:value="0">
            <text:p>#N/DISP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83];[.$J$74:.$K$116];2)" office:value-type="string" office:string-value="e04">
            <text:p>e0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86];[.$J$74:.$K$116];2)" office:value-type="string" office:string-value="e01">
            <text:p>e0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ás</text:p>
          </table:table-cell>
          <table:table-cell office:value-type="string">
            <text:p>Metro República</text:p>
          </table:table-cell>
          <table:table-cell office:value-type="string">
            <text:p>Metro Pinheiros</text:p>
          </table:table-cell>
          <table:table-cell office:value-type="string">
            <text:p>CPTM Cidade Universitária</text:p>
          </table:table-cell>
          <table:table-cell table:number-columns-repeated="3"/>
          <table:table-cell table:formula="of:=VLOOKUP([.J89];[.$J$74:.$K$116];2)" office:value-type="string" office:string-value="e06">
            <text:p>e0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VLOOKUP([.J92];[.$J$74:.$K$116];2)" office:value-type="string" office:string-value="e05">
            <text:p>e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table:number-columns-repeated="3"/>
          <table:table-cell table:number-columns-repeated="3"/>
          <table:table-cell table:formula="of:=VLOOKUP([.J95];[.$J$74:.$K$116];2)" office:value-type="string" office:string-value="e08">
            <text:p>e0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98];[.$J$74:.$K$116];2)" office:value-type="string" office:string-value="e03">
            <text:p>e03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101];[.$J$74:.$K$116];2)" office:value-type="string" office:string-value="e03">
            <text:p>e0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ás</text:p>
          </table:table-cell>
          <table:table-cell office:value-type="string">
            <text:p>Metro Barra Funda</text:p>
          </table:table-cell>
          <table:table-cell office:value-type="string">
            <text:p>CPTM Presidente Altino</text:p>
          </table:table-cell>
          <table:table-cell office:value-type="string">
            <text:p>CPTM Cidade Universitária</text:p>
          </table:table-cell>
          <table:table-cell table:number-columns-repeated="3"/>
          <table:table-cell table:formula="of:=VLOOKUP([.J104];[.$J$74:.$K$116];2)" office:value-type="string" office:string-value="e05">
            <text:p>e0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/>
          <table:table-cell table:formula="of:=VLOOKUP([.J107];[.$J$74:.$K$116];2)" office:value-type="float" office:value="0">
            <text:p>#N/DIS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4"/>
          <table:table-cell table:number-columns-repeated="3"/>
          <table:table-cell table:formula="of:=VLOOKUP([.J110];[.$J$74:.$K$116];2)" office:value-type="float" office:value="0">
            <text:p>#N/DISP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113];[.$J$74:.$K$116];2)" office:value-type="string" office:string-value="e14">
            <text:p>e14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VLOOKUP([.J116];[.$J$74:.$K$116];2)" office:value-type="float" office:value="0">
            <text:p>#N/DIS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ás</text:p>
          </table:table-cell>
          <table:table-cell office:value-type="string">
            <text:p>Metro Barra Funda</text:p>
          </table:table-cell>
          <table:table-cell office:value-type="string">
            <text:p>CPTM Osasco</text:p>
          </table:table-cell>
          <table:table-cell office:value-type="string">
            <text:p>CPTM Cidade Universitári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4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CPTM Santo André</text:p>
          </table:table-cell>
          <table:table-cell office:value-type="string">
            <text:p>CPTM Brás</text:p>
          </table:table-cell>
          <table:table-cell office:value-type="string">
            <text:p>Metro Luz</text:p>
          </table:table-cell>
          <table:table-cell office:value-type="string">
            <text:p>Metro Pinheiros</text:p>
          </table:table-cell>
          <table:table-cell office:value-type="string">
            <text:p>CPTM Cidade Universitári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MTU Santo André</text:p>
          </table:table-cell>
          <table:table-cell office:value-type="string">
            <text:p>Metro Jabaquara</text:p>
          </table:table-cell>
          <table:table-cell office:value-type="string">
            <text:p>Metro Luz</text:p>
          </table:table-cell>
          <table:table-cell office:value-type="string">
            <text:p>Metro Pinheiros</text:p>
          </table:table-cell>
          <table:table-cell office:value-type="string">
            <text:p>CPTM Cidade Universitária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3.1">
            <text:p>R$ 3,10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string">
            <text:p>Station</text:p>
          </table:table-cell>
          <table:table-cell table:style-name="ce2" table:formula="of:=[.K74]&amp;&quot;,&quot;&amp;[.K77]&amp;&quot;,&quot;&amp;[.K80]&amp;&quot;,&quot;&amp;[.K83]&amp;&quot;,&quot;&amp;[.K86]&amp;&quot;,&quot;&amp;[.K89]&amp;&quot;,&quot;&amp;[.K92]&amp;&quot;,&quot;&amp;[.K95]&amp;&quot;,&quot;&amp;[.K98]&amp;&quot;,&quot;&amp;[.K101]&amp;&quot;,&quot;&amp;[.K104]&amp;&quot;,&quot;&amp;[.K107]&amp;&quot;,&quot;&amp;[.K110]&amp;&quot;,&quot;&amp;[.K113]&amp;&quot;,&quot;&amp;[.K116]" office:value-type="string" office:string-value="e01,e02,e03,e04,e05,e06,e07,e08,e09,e10,e11,e12,e13,e14,e15">
            <text:p>e01,e02,e03,e04,e05,e06,e07,e08,e09,e10,e11,e12,e13,e14,e15</text:p>
          </table:table-cell>
          <table:table-cell table:formula="of:=[.K74] &amp; &quot;,&quot; &amp; [.K77]&amp;&quot;,&quot;&amp;[.K80]&amp;&quot;,&quot;&amp;[.K83]&amp;&quot;,&quot;&amp;[.K86]&amp;&quot;,&quot;&amp;[.K89]&amp;&quot;,&quot;&amp;[.K92]&amp;&quot;,&quot;&amp;[.K95]&amp;&quot;,&quot;&amp;[.K98]&amp;&quot;,&quot;&amp;[.K101]&amp;&quot;,&quot;&amp;[.K104]&amp;&quot;,&quot;&amp;[.K107]&amp;&quot;,&quot;&amp;[.K110]&amp;&quot;,&quot;&amp;[.K113]&amp;&quot;,&quot;&amp;[.K116]" office:value-type="string" office:string-value="e01,e02,e03,e04,e05,e06,e07,e08,e09,e10,e11,e12,e13,e14,e15">
            <text:p>e01,e02,e03,e04,e05,e06,e07,e08,e09,e10,e11,e12,e13,e14,e15</text:p>
          </table:table-cell>
          <table:table-cell table:number-columns-repeated="5"/>
        </table:table-row>
        <table:table-row table:style-name="ro2">
          <table:table-cell table:number-columns-repeated="13"/>
          <table:table-cell office:value-type="string">
            <text:p>new PriceStationLink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&quot;oi &quot;&amp; [.N69]" office:value-type="string" office:string-value="oi new PriceStationLink">
            <text:p>oi new PriceStationLin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nto 1</text:p>
          </table:table-cell>
          <table:table-cell office:value-type="string">
            <text:p>Ponto 2</text:p>
          </table:table-cell>
          <table:table-cell office:value-type="string">
            <text:p>Ponto 3</text:p>
          </table:table-cell>
          <table:table-cell office:value-type="string">
            <text:p>Ponto 4</text:p>
          </table:table-cell>
          <table:table-cell office:value-type="string">
            <text:p>Ponto 5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6</text:p>
          </table:table-cell>
          <table:table-cell office:value-type="string">
            <text:p>e10</text:p>
          </table:table-cell>
          <table:table-cell office:value-type="string">
            <text:p>e14</text:p>
          </table:table-cell>
          <table:table-cell office:value-type="string">
            <text:p>e16</text:p>
          </table:table-cell>
          <table:table-cell/>
          <table:table-cell office:value-type="string">
            <text:p>“CPTM Santo André”</text:p>
          </table:table-cell>
          <table:table-cell office:value-type="string">
            <text:p>e01</text:p>
          </table:table-cell>
          <table:table-cell table:formula="of:= [.K74] &amp; &quot; = &quot; &amp; &quot;new Station(&quot; &amp; [.J74] &amp; &quot;);&quot;" office:value-type="string" office:string-value="e01 = new Station(“CPTM Santo André”);">
            <text:p>e01 = new Station(“CPTM Santo André”);</text:p>
          </table:table-cell>
          <table:table-cell table:style-name="ce3" table:formula="of:= &quot;g.addVertex(&quot; &amp; [.K74] &amp; &quot;);&quot;" office:value-type="string" office:string-value="g.addVertex(e01);">
            <text:p>g.addVertex(e01);</text:p>
          </table:table-cell>
          <table:table-cell table:formula="of:=&quot;g.addEdge(&quot; &amp; [.$K74] &amp; &quot;, &quot; &amp; [.D74] &amp; &quot;, new TimeStationLink(g, &quot; &amp; [.D75] &amp; &quot;) );&quot;" office:value-type="string" office:string-value="g.addEdge(e01, e03, new TimeStationLink(g, 30) );">
            <text:p>g.addEdge(e01, e03, new TimeStationLink(g, 30) );</text:p>
          </table:table-cell>
          <table:table-cell table:formula="of:=&quot;g.addEdge(&quot; &amp; [.$K74] &amp; &quot;, &quot; &amp; [.D89] &amp; &quot;, new TimeStationLink(g, &quot; &amp; [.D90] &amp; &quot;) );&quot;" office:value-type="string" office:string-value="g.addEdge(e01, e05, new TimeStationLink(g, 20) );">
            <text:p>g.addEdge(e01, e05, new TimeStationLink(g, 20) );</text:p>
          </table:table-cell>
          <table:table-cell/>
        </table:table-row>
        <table:table-row table:style-name="ro1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5"/>
          <table:table-cell table:style-name="ce3"/>
          <table:table-cell table:formula="of:=&quot;g.addEdge(&quot; &amp; [.$K74] &amp; &quot;, &quot; &amp; [.D74] &amp; &quot;, &quot; &amp; [.$N$69] &amp; &quot;(g, &quot; &amp; [.C76] &amp; &quot;) );&quot;" office:value-type="string" office:string-value="g.addEdge(e01, e03, new PriceStationLink(g, 3) );">
            <text:p>g.addEdge(e01, e03, new PriceStationLink(g, 3) );</text:p>
          </table:table-cell>
          <table:table-cell table:formula="of:=&quot;g.addEdge(&quot; &amp; [.$K74] &amp; &quot;, &quot; &amp; [.D89] &amp; &quot;, &quot; &amp; [.$N$69] &amp; &quot;(g, &quot; &amp; [.D91] &amp; &quot;) );&quot;" office:value-type="string" office:string-value="g.addEdge(e01, e05, new PriceStationLink(g, 0) );">
            <text:p>g.addEdge(e01, e05, new PriceStationLink(g, 0) );</text:p>
          </table:table-cell>
          <table:table-cell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3">
            <text:p>R$ 3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EMTU Santo André”</text:p>
          </table:table-cell>
          <table:table-cell office:value-type="string">
            <text:p>e02</text:p>
          </table:table-cell>
          <table:table-cell table:formula="of:= [.K77] &amp; &quot; = &quot; &amp; &quot;new Station(&quot; &amp; [.J77] &amp; &quot;);&quot;" office:value-type="string" office:string-value="e02 = new Station(“EMTU Santo André”);">
            <text:p>e02 = new Station(“EMTU Santo André”);</text:p>
          </table:table-cell>
          <table:table-cell table:style-name="ce3" table:formula="of:= &quot;g.addVertex(&quot; &amp; [.K77] &amp; &quot;);&quot;" office:value-type="string" office:string-value="g.addVertex(e02);">
            <text:p>g.addVertex(e02);</text:p>
          </table:table-cell>
          <table:table-cell table:formula="of:=&quot;g.addEdge(&quot; &amp; [.$K77] &amp; &quot;, &quot; &amp; [.D79] &amp; &quot;, new TimeStationLink(g, &quot; &amp; [.D80] &amp; &quot;) );&quot;" office:value-type="string" office:string-value="g.addEdge(e02, e04, new TimeStationLink(g, 45) );">
            <text:p>g.addEdge(e02, e04, new TimeStationLink(g, 45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formula="of:=&quot;g.addEdge(&quot; &amp; [.$K77:.K77] &amp; &quot;, &quot; &amp; [.D79] &amp; &quot;, &quot; &amp; [.$N$69] &amp; &quot;(g, &quot; &amp; [.D81] &amp; &quot;) );&quot;" office:value-type="string" office:string-value="g.addEdge(e02, e04, new PriceStationLink(g, 3) );">
            <text:p>g.addEdge(e02, e04, new PriceStationLink(g, 3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2</text:p>
          </table:table-cell>
          <table:table-cell office:value-type="string">
            <text:p>e04</text:p>
          </table:table-cell>
          <table:table-cell office:value-type="string">
            <text:p>e07</text:p>
          </table:table-cell>
          <table:table-cell office:value-type="string">
            <text:p>e10</text:p>
          </table:table-cell>
          <table:table-cell office:value-type="string">
            <text:p>e14</text:p>
          </table:table-cell>
          <table:table-cell office:value-type="string">
            <text:p>e16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“CPTM Bras”</text:p>
          </table:table-cell>
          <table:table-cell office:value-type="string">
            <text:p>e03</text:p>
          </table:table-cell>
          <table:table-cell table:formula="of:= [.K80] &amp; &quot; = &quot; &amp; &quot;new Station(&quot; &amp; [.J80] &amp; &quot;);&quot;" office:value-type="string" office:string-value="e03 = new Station(“CPTM Bras”);">
            <text:p>e03 = new Station(“CPTM Bras”);</text:p>
          </table:table-cell>
          <table:table-cell table:style-name="ce3" table:formula="of:= &quot;g.addVertex(&quot; &amp; [.K80] &amp; &quot;);&quot;" office:value-type="string" office:string-value="g.addVertex(e03);">
            <text:p>g.addVertex(e03);</text:p>
          </table:table-cell>
          <table:table-cell table:formula="of:=&quot;g.addEdge(&quot; &amp; [.$K80] &amp; &quot;, &quot; &amp; [.E74] &amp; &quot;, new TimeStationLink(g, &quot; &amp; [.E75] &amp; &quot;) );&quot;" office:value-type="string" office:string-value="g.addEdge(e03, e06, new TimeStationLink(g, 10) );">
            <text:p>g.addEdge(e03, e06, new TimeStationLink(g, 10) );</text:p>
          </table:table-cell>
          <table:table-cell table:formula="of:=&quot;g.addEdge(&quot; &amp; [.$K80] &amp; &quot;, &quot; &amp; [.E84] &amp; &quot;, new TimeStationLink(g, &quot; &amp; [.E85] &amp; &quot;) );&quot;" office:value-type="string" office:string-value="g.addEdge(e03, e07, new TimeStationLink(g, 7) );">
            <text:p>g.addEdge(e03, e07, new TimeStationLink(g, 7) );</text:p>
          </table:table-cell>
          <table:table-cell table:formula="of:=&quot;g.addEdge(&quot; &amp; [.$K80] &amp; &quot;, &quot; &amp; [.E99] &amp; &quot;, new TimeStationLink(g, &quot; &amp; [.E100] &amp; &quot;) );&quot;" office:value-type="string" office:string-value="g.addEdge(e03, e09, new TimeStationLink(g, 12) );">
            <text:p>g.addEdge(e03, e09, new TimeStationLink(g, 12) );</text:p>
          </table:table-cell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.1">
            <text:p>R$ 3,10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3">
            <text:p>R$ 3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formula="of:=&quot;g.addEdge(&quot; &amp; [.$K80] &amp; &quot;, &quot; &amp; [.E74] &amp;  &quot;, &quot; &amp; [.$N$69] &amp; &quot;(g, &quot; &amp; [.E76] &amp; &quot;) );&quot;" office:value-type="string" office:string-value="g.addEdge(e03, e06, new PriceStationLink(g, 0) );">
            <text:p>g.addEdge(e03, e06, new PriceStationLink(g, 0) );</text:p>
          </table:table-cell>
          <table:table-cell table:formula="of:=&quot;g.addEdge(&quot; &amp; [.$K80] &amp; &quot;, &quot; &amp; [.E79] &amp;  &quot;, &quot; &amp; [.$N$69] &amp; &quot;(g, &quot; &amp; [.E81] &amp; &quot;) );&quot;" office:value-type="string" office:string-value="g.addEdge(e03, e07, new PriceStationLink(g, 0) );">
            <text:p>g.addEdge(e03, e07, new PriceStationLink(g, 0) );</text:p>
          </table:table-cell>
          <table:table-cell table:formula="of:=&quot;g.addEdge(&quot; &amp; [.$K80] &amp; &quot;, &quot; &amp; [.E99] &amp;  &quot;, &quot; &amp; [.$N$69] &amp; &quot;(g, &quot; &amp; [.E101] &amp; &quot;) );&quot;" office:value-type="string" office:string-value="g.addEdge(e03, e09, new PriceStationLink(g, 0) );">
            <text:p>g.addEdge(e03, e09, new PriceStationLink(g, 0) );</text:p>
          </table:table-cell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Metro Jabaquara”</text:p>
          </table:table-cell>
          <table:table-cell office:value-type="string">
            <text:p>e04</text:p>
          </table:table-cell>
          <table:table-cell table:formula="of:= [.K83] &amp; &quot; = &quot; &amp; &quot;new Station(&quot; &amp; [.J83] &amp; &quot;);&quot;" office:value-type="string" office:string-value="e04 = new Station(“Metro Jabaquara”);">
            <text:p>e04 = new Station(“Metro Jabaquara”);</text:p>
          </table:table-cell>
          <table:table-cell table:style-name="ce3" table:formula="of:= &quot;g.addVertex(&quot; &amp; [.K83] &amp; &quot;);&quot;" office:value-type="string" office:string-value="g.addVertex(e04);">
            <text:p>g.addVertex(e04);</text:p>
          </table:table-cell>
          <table:table-cell table:formula="of:=&quot;g.addEdge(&quot; &amp; [.$K83] &amp; &quot;, &quot; &amp; [.E79] &amp; &quot;, new TimeStationLink(g, &quot; &amp; [.E80] &amp; &quot;) );&quot;" office:value-type="string" office:string-value="g.addEdge(e04, e07, new TimeStationLink(g, 20) );">
            <text:p>g.addEdge(e04, e07, new TimeStationLink(g, 2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7</text:p>
          </table:table-cell>
          <table:table-cell office:value-type="string">
            <text:p>e10</text:p>
          </table:table-cell>
          <table:table-cell office:value-type="string">
            <text:p>e14</text:p>
          </table:table-cell>
          <table:table-cell office:value-type="string">
            <text:p>e16</text:p>
          </table:table-cell>
          <table:table-cell table:number-columns-repeated="4"/>
          <table:table-cell table:style-name="ce3"/>
          <table:table-cell table:formula="of:=&quot;g.addEdge(&quot; &amp; [.$K83:.K83] &amp; &quot;, &quot; &amp; [.E79] &amp;&quot;, &quot; &amp; [.$N$69] &amp; &quot;(g, &quot; &amp; [.E81] &amp; &quot;) );&quot;" office:value-type="string" office:string-value="g.addEdge(e04, e07, new PriceStationLink(g, 0) );">
            <text:p>g.addEdge(e04, e07, new PriceStationLink(g, 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o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3">
            <text:p>R$ 3,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CPTM Tamanduatei”</text:p>
          </table:table-cell>
          <table:table-cell office:value-type="string">
            <text:p>e05</text:p>
          </table:table-cell>
          <table:table-cell table:formula="of:= [.K86] &amp; &quot; = &quot; &amp; &quot;new Station(&quot; &amp; [.J86] &amp; &quot;);&quot;" office:value-type="string" office:string-value="e05 = new Station(“CPTM Tamanduatei”);">
            <text:p>e05 = new Station(“CPTM Tamanduatei”);</text:p>
          </table:table-cell>
          <table:table-cell table:style-name="ce3" table:formula="of:= &quot;g.addVertex(&quot; &amp; [.K86] &amp; &quot;);&quot;" office:value-type="string" office:string-value="g.addVertex(e05);">
            <text:p>g.addVertex(e05);</text:p>
          </table:table-cell>
          <table:table-cell table:formula="of:=&quot;g.addEdge(&quot; &amp; [.$K86] &amp; &quot;, &quot; &amp; [.E89] &amp; &quot;, new TimeStationLink(g, &quot; &amp; [.E90] &amp; &quot;) );&quot;" office:value-type="string" office:string-value="g.addEdge(e05, e08, new TimeStationLink(g, 20) );">
            <text:p>g.addEdge(e05, e08, new TimeStationLink(g, 2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formula="of:=&quot;g.addEdge(&quot; &amp; [.$K86:.K86] &amp; &quot;, &quot; &amp; [.E89] &amp;&quot;, &quot; &amp; [.$N$69] &amp; &quot;(g, &quot; &amp; [.E91] &amp; &quot;) );&quot;" office:value-type="string" office:string-value="g.addEdge(e05, e08, new PriceStationLink(g, 0) );">
            <text:p>g.addEdge(e05, e08, new PriceStationLink(g, 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5</text:p>
          </table:table-cell>
          <table:table-cell office:value-type="string">
            <text:p>e08</text:p>
          </table:table-cell>
          <table:table-cell office:value-type="string">
            <text:p>e10</text:p>
          </table:table-cell>
          <table:table-cell office:value-type="string">
            <text:p>e14</text:p>
          </table:table-cell>
          <table:table-cell office:value-type="string">
            <text:p>e16</text:p>
          </table:table-cell>
          <table:table-cell/>
          <table:table-cell office:value-type="string">
            <text:p>“Metro República”</text:p>
          </table:table-cell>
          <table:table-cell office:value-type="string">
            <text:p>e06</text:p>
          </table:table-cell>
          <table:table-cell table:formula="of:= [.K89] &amp; &quot; = &quot; &amp; &quot;new Station(&quot; &amp; [.J89] &amp; &quot;);&quot;" office:value-type="string" office:string-value="e06 = new Station(“Metro República”);">
            <text:p>e06 = new Station(“Metro República”);</text:p>
          </table:table-cell>
          <table:table-cell table:style-name="ce3" table:formula="of:= &quot;g.addVertex(&quot; &amp; [.K89] &amp; &quot;);&quot;" office:value-type="string" office:string-value="g.addVertex(e06);">
            <text:p>g.addVertex(e06);</text:p>
          </table:table-cell>
          <table:table-cell table:formula="of:=&quot;g.addEdge(&quot; &amp; [.$K89] &amp; &quot;, &quot; &amp; [.F74] &amp; &quot;, new TimeStationLink(g, &quot; &amp; [.F75] &amp; &quot;) );&quot;" office:value-type="string" office:string-value="g.addEdge(e06, e10, new TimeStationLink(g, 15) );">
            <text:p>g.addEdge(e06, e10, new TimeStationLink(g, 15) );</text:p>
          </table:table-cell>
          <table:table-cell table:formula="of:=&quot;g.addEdge(&quot; &amp; [.$K89] &amp; &quot;, &quot; &amp; [.F94] &amp; &quot;, new TimeStationLink(g, &quot; &amp; [.F95] &amp; &quot;) );&quot;" office:value-type="string" office:string-value="g.addEdge(e06, e11, new TimeStationLink(g, 13) );">
            <text:p>g.addEdge(e06, e11, new TimeStationLink(g, 13) );</text:p>
          </table:table-cell>
          <table:table-cell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5"/>
          <table:table-cell table:style-name="ce3"/>
          <table:table-cell table:formula="of:=&quot;g.addEdge(&quot; &amp; [.$K89:.K89] &amp; &quot;, &quot; &amp; [.F74] &amp;&quot;, &quot; &amp; [.$N$69] &amp; &quot;(g, &quot; &amp; [.F76] &amp; &quot;) );&quot;" office:value-type="string" office:string-value="g.addEdge(e06, e10, new PriceStationLink(g, 0) );">
            <text:p>g.addEdge(e06, e10, new PriceStationLink(g, 0) );</text:p>
          </table:table-cell>
          <table:table-cell table:formula="of:=&quot;g.addEdge(&quot; &amp; [.$K89:.K89] &amp; &quot;, &quot; &amp; [.F94] &amp; &quot;, &quot; &amp; [.$N$69] &amp; &quot;(g, &quot; &amp; [.F96] &amp; &quot;) );&quot;" office:value-type="string" office:string-value="g.addEdge(e06, e11, new PriceStationLink(g, 0) );">
            <text:p>g.addEdge(e06, e11, new PriceStationLink(g, 0) );</text:p>
          </table:table-cell>
          <table:table-cell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3">
            <text:p>R$ 3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Metro Luz”</text:p>
          </table:table-cell>
          <table:table-cell office:value-type="string">
            <text:p>e07</text:p>
          </table:table-cell>
          <table:table-cell table:formula="of:= [.K92] &amp; &quot; = &quot; &amp; &quot;new Station(&quot; &amp; [.J92] &amp; &quot;);&quot;" office:value-type="string" office:string-value="e07 = new Station(“Metro Luz”);">
            <text:p>e07 = new Station(“Metro Luz”);</text:p>
          </table:table-cell>
          <table:table-cell table:style-name="ce3" table:formula="of:= &quot;g.addVertex(&quot; &amp; [.K92] &amp; &quot;);&quot;" office:value-type="string" office:string-value="g.addVertex(e07);">
            <text:p>g.addVertex(e07);</text:p>
          </table:table-cell>
          <table:table-cell table:formula="of:=&quot;g.addEdge(&quot; &amp; [.$K92] &amp; &quot;, &quot; &amp; [.F79] &amp; &quot;, new TimeStationLink(g, &quot; &amp; [.F80] &amp; &quot;) );&quot;" office:value-type="string" office:string-value="g.addEdge(e07, e10, new TimeStationLink(g, 20) );">
            <text:p>g.addEdge(e07, e10, new TimeStationLink(g, 20) );</text:p>
          </table:table-cell>
          <table:table-cell table:formula="of:=&quot;g.addEdge(&quot; &amp; [.$K92] &amp; &quot;, &quot; &amp; [.F109] &amp; &quot;, new TimeStationLink(g, &quot; &amp; [.F110] &amp; &quot;) );&quot;" office:value-type="string" office:string-value="g.addEdge(e07, e11, new TimeStationLink(g, 16) );">
            <text:p>g.addEdge(e07, e11, new TimeStationLink(g, 16) );</text:p>
          </table:table-cell>
          <table:table-cell/>
        </table:table-row>
        <table:table-row table:style-name="ro1">
          <table:table-cell table:number-columns-repeated="12"/>
          <table:table-cell table:style-name="ce3"/>
          <table:table-cell table:formula="of:=&quot;g.addEdge(&quot; &amp; [.$K92:.K92] &amp; &quot;, &quot; &amp; [.F79] &amp; &quot;, &quot; &amp; [.$N$69] &amp; &quot;(g, &quot; &amp; [.F81] &amp; &quot;) );&quot;" office:value-type="string" office:string-value="g.addEdge(e07, e10, new PriceStationLink(g, 0) );">
            <text:p>g.addEdge(e07, e10, new PriceStationLink(g, 0) );</text:p>
          </table:table-cell>
          <table:table-cell table:formula="of:=&quot;g.addEdge(&quot; &amp; [.$K92:.K92] &amp; &quot;, &quot; &amp; [.F109] &amp; &quot;, &quot; &amp; [.$N$69] &amp; &quot;(g, &quot; &amp; [.F111] &amp; &quot;) );&quot;" office:value-type="string" office:string-value="g.addEdge(e07, e11, new PriceStationLink(g, 0) );">
            <text:p>g.addEdge(e07, e11, new PriceStationLink(g, 0) );</text:p>
          </table:table-cell>
          <table:table-cell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6</text:p>
          </table:table-cell>
          <table:table-cell office:value-type="string">
            <text:p>e11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“Metro Consolação”</text:p>
          </table:table-cell>
          <table:table-cell office:value-type="string">
            <text:p>e08</text:p>
          </table:table-cell>
          <table:table-cell table:formula="of:= [.K95] &amp; &quot; = &quot; &amp; &quot;new Station(&quot; &amp; [.J95] &amp; &quot;);&quot;" office:value-type="string" office:string-value="e08 = new Station(“Metro Consolação”);">
            <text:p>e08 = new Station(“Metro Consolação”);</text:p>
          </table:table-cell>
          <table:table-cell table:style-name="ce3" table:formula="of:= &quot;g.addVertex(&quot; &amp; [.K95] &amp; &quot;);&quot;" office:value-type="string" office:string-value="g.addVertex(e08);">
            <text:p>g.addVertex(e08);</text:p>
          </table:table-cell>
          <table:table-cell table:formula="of:=&quot;g.addEdge(&quot; &amp; [.$K95] &amp; &quot;, &quot; &amp; [.F89] &amp; &quot;, new TimeStationLink(g, &quot; &amp; [.F90] &amp; &quot;) );&quot;" office:value-type="string" office:string-value="g.addEdge(e08, e10, new TimeStationLink(g, 12) );">
            <text:p>g.addEdge(e08, e10, new TimeStationLink(g, 12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formula="of:=&quot;g.addEdge(&quot; &amp; [.$K95:.K95] &amp; &quot;, &quot; &amp; [.F89] &amp; &quot;, &quot; &amp; [.$N$69] &amp; &quot;(g, &quot; &amp; [.F91] &amp; &quot;) );&quot;" office:value-type="string" office:string-value="g.addEdge(e08, e10, new PriceStationLink(g, 0) );">
            <text:p>g.addEdge(e08, e10, new PriceStationLink(g, 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Metro Barra Funda”</text:p>
          </table:table-cell>
          <table:table-cell office:value-type="string">
            <text:p>e09</text:p>
          </table:table-cell>
          <table:table-cell table:formula="of:= [.K98] &amp; &quot; = &quot; &amp; &quot;new Station(&quot; &amp; [.J98] &amp; &quot;);&quot;" office:value-type="string" office:string-value="e09 = new Station(“Metro Barra Funda”);">
            <text:p>e09 = new Station(“Metro Barra Funda”);</text:p>
          </table:table-cell>
          <table:table-cell table:style-name="ce3" table:formula="of:= &quot;g.addVertex(&quot; &amp; [.K98] &amp; &quot;);&quot;" office:value-type="string" office:string-value="g.addVertex(e09);">
            <text:p>g.addVertex(e09);</text:p>
          </table:table-cell>
          <table:table-cell table:formula="of:=&quot;g.addEdge(&quot; &amp; [.$K98] &amp; &quot;, &quot; &amp; [.F99] &amp; &quot;, new TimeStationLink(g, &quot; &amp; [.F100] &amp; &quot;) );&quot;" office:value-type="string" office:string-value="g.addEdge(e09, e12, new TimeStationLink(g, 12) );">
            <text:p>g.addEdge(e09, e12, new TimeStationLink(g, 12) );</text:p>
          </table:table-cell>
          <table:table-cell table:formula="of:=&quot;g.addEdge(&quot; &amp; [.$K98] &amp; &quot;, &quot; &amp; [.F104] &amp; &quot;, new TimeStationLink(g, &quot; &amp; [.F105] &amp; &quot;) );&quot;" office:value-type="string" office:string-value="g.addEdge(e09, e13, new TimeStationLink(g, 16) );">
            <text:p>g.addEdge(e09, e13, new TimeStationLink(g, 16) );</text:p>
          </table:table-cell>
          <table:table-cell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9</text:p>
          </table:table-cell>
          <table:table-cell office:value-type="string">
            <text:p>e12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table:number-columns-repeated="4"/>
          <table:table-cell table:style-name="ce3"/>
          <table:table-cell table:formula="of:=&quot;g.addEdge(&quot; &amp; [.$K98:.K98] &amp; &quot;, &quot; &amp; [.F99] &amp; &quot;, &quot; &amp; [.$N$69] &amp; &quot;(g, &quot; &amp; [.F101] &amp; &quot;) );&quot;" office:value-type="string" office:string-value="g.addEdge(e09, e12, new PriceStationLink(g, 0) );">
            <text:p>g.addEdge(e09, e12, new PriceStationLink(g, 0) );</text:p>
          </table:table-cell>
          <table:table-cell table:formula="of:=&quot;g.addEdge(&quot; &amp; [.$K98:.K98] &amp; &quot;, &quot; &amp; [.F104] &amp; &quot;, &quot; &amp; [.$N$69] &amp; &quot;(g, &quot; &amp; [.F106] &amp; &quot;) );&quot;" office:value-type="string" office:string-value="g.addEdge(e09, e13, new PriceStationLink(g, 0) );">
            <text:p>g.addEdge(e09, e13, new PriceStationLink(g, 0) );</text:p>
          </table:table-cell>
          <table:table-cell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“Metro Butantã”</text:p>
          </table:table-cell>
          <table:table-cell office:value-type="string">
            <text:p>e10</text:p>
          </table:table-cell>
          <table:table-cell table:formula="of:= [.K101] &amp; &quot; = &quot; &amp; &quot;new Station(&quot; &amp; [.J101] &amp; &quot;);&quot;" office:value-type="string" office:string-value="e10 = new Station(“Metro Butantã”);">
            <text:p>e10 = new Station(“Metro Butantã”);</text:p>
          </table:table-cell>
          <table:table-cell table:style-name="ce3" table:formula="of:= &quot;g.addVertex(&quot; &amp; [.K101] &amp; &quot;);&quot;" office:value-type="string" office:string-value="g.addVertex(e10);">
            <text:p>g.addVertex(e10);</text:p>
          </table:table-cell>
          <table:table-cell table:formula="of:=&quot;g.addEdge(&quot; &amp; [.$K101] &amp; &quot;, &quot; &amp; [.G74] &amp; &quot;, new TimeStationLink(g, &quot; &amp; [.G75] &amp; &quot;) );&quot;" office:value-type="string" office:string-value="g.addEdge(e10, e14, new TimeStationLink(g, 15) );">
            <text:p>g.addEdge(e10, e14, new TimeStationLink(g, 15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formula="of:=&quot;g.addEdge(&quot; &amp; [.$K101:.K101] &amp; &quot;, &quot; &amp; [.G74] &amp; &quot;, &quot; &amp; [.$N$69] &amp; &quot;(g, &quot; &amp; [.G76] &amp; &quot;) );&quot;" office:value-type="string" office:string-value="g.addEdge(e10, e14, new PriceStationLink(g, 3) );">
            <text:p>g.addEdge(e10, e14, new PriceStationLink(g, 3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9</text:p>
          </table:table-cell>
          <table:table-cell office:value-type="string">
            <text:p>e13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/>
          <table:table-cell office:value-type="string">
            <text:p>“Metro Pinheiros”</text:p>
          </table:table-cell>
          <table:table-cell office:value-type="string">
            <text:p>e11</text:p>
          </table:table-cell>
          <table:table-cell table:formula="of:= [.K104] &amp; &quot; = &quot; &amp; &quot;new Station(&quot; &amp; [.J104] &amp; &quot;);&quot;" office:value-type="string" office:string-value="e11 = new Station(“Metro Pinheiros”);">
            <text:p>e11 = new Station(“Metro Pinheiros”);</text:p>
          </table:table-cell>
          <table:table-cell table:style-name="ce3" table:formula="of:= &quot;g.addVertex(&quot; &amp; [.K104] &amp; &quot;);&quot;" office:value-type="string" office:string-value="g.addVertex(e11);">
            <text:p>g.addVertex(e11);</text:p>
          </table:table-cell>
          <table:table-cell table:formula="of:=&quot;g.addEdge(&quot; &amp; [.$K104] &amp; &quot;, &quot; &amp; [.G94] &amp; &quot;, new TimeStationLink(g, &quot; &amp; [.G95] &amp; &quot;) );&quot;" office:value-type="string" office:string-value="g.addEdge(e11, e15, new TimeStationLink(g, 6) );">
            <text:p>g.addEdge(e11, e15, new TimeStationLink(g, 6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5"/>
          <table:table-cell table:style-name="ce3"/>
          <table:table-cell table:formula="of:=&quot;g.addEdge(&quot; &amp; [.$K104:.K104] &amp; &quot;, &quot; &amp; [.G94] &amp; &quot;, &quot; &amp; [.$N$69] &amp; &quot;(g, &quot; &amp; [.G96] &amp; &quot;) );&quot;" office:value-type="string" office:string-value="g.addEdge(e11, e15, new PriceStationLink(g, 0) );">
            <text:p>g.addEdge(e11, e15, new PriceStationLink(g, 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CPTM Presidente Altino”</text:p>
          </table:table-cell>
          <table:table-cell office:value-type="string">
            <text:p>e12</text:p>
          </table:table-cell>
          <table:table-cell table:formula="of:= [.K107] &amp; &quot; = &quot; &amp; &quot;new Station(&quot; &amp; [.J107] &amp; &quot;);&quot;" office:value-type="string" office:string-value="e12 = new Station(“CPTM Presidente Altino”);">
            <text:p>e12 = new Station(“CPTM Presidente Altino”);</text:p>
          </table:table-cell>
          <table:table-cell table:style-name="ce3" table:formula="of:= &quot;g.addVertex(&quot; &amp; [.K107] &amp; &quot;);&quot;" office:value-type="string" office:string-value="g.addVertex(e12);">
            <text:p>g.addVertex(e12);</text:p>
          </table:table-cell>
          <table:table-cell table:formula="of:=&quot;g.addEdge(&quot; &amp; [.$K107] &amp; &quot;, &quot; &amp; [.G99] &amp; &quot;, new TimeStationLink(g, &quot; &amp; [.G100] &amp; &quot;) );&quot;" office:value-type="string" office:string-value="g.addEdge(e12, e15, new TimeStationLink(g, 10) );">
            <text:p>g.addEdge(e12, e15, new TimeStationLink(g, 1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formula="of:=&quot;g.addEdge(&quot; &amp; [.$K107:.K107] &amp; &quot;, &quot; &amp; [.G99] &amp; &quot;, &quot; &amp; [.$N$69] &amp; &quot;(g, &quot; &amp; [.G101] &amp; &quot;) );&quot;" office:value-type="string" office:string-value="g.addEdge(e12, e15, new PriceStationLink(g, 0) );">
            <text:p>g.addEdge(e12, e15, new PriceStationLink(g, 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ação do Trajeto</text:p>
          </table:table-cell>
          <table:table-cell office:value-type="string">
            <text:p>e01</text:p>
          </table:table-cell>
          <table:table-cell office:value-type="string">
            <text:p>e03</text:p>
          </table:table-cell>
          <table:table-cell office:value-type="string">
            <text:p>e07</text:p>
          </table:table-cell>
          <table:table-cell office:value-type="string">
            <text:p>e11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“CPTM Osasco”</text:p>
          </table:table-cell>
          <table:table-cell office:value-type="string">
            <text:p>e13</text:p>
          </table:table-cell>
          <table:table-cell table:formula="of:= [.K110] &amp; &quot; = &quot; &amp; &quot;new Station(&quot; &amp; [.J110] &amp; &quot;);&quot;" office:value-type="string" office:string-value="e13 = new Station(“CPTM Osasco”);">
            <text:p>e13 = new Station(“CPTM Osasco”);</text:p>
          </table:table-cell>
          <table:table-cell table:style-name="ce3" table:formula="of:= &quot;g.addVertex(&quot; &amp; [.K110] &amp; &quot;);&quot;" office:value-type="string" office:string-value="g.addVertex(e13);">
            <text:p>g.addVertex(e13);</text:p>
          </table:table-cell>
          <table:table-cell table:formula="of:=&quot;g.addEdge(&quot; &amp; [.$K110] &amp; &quot;, &quot; &amp; [.G104] &amp; &quot;, new TimeStationLink(g, &quot; &amp; [.G105] &amp; &quot;) );&quot;" office:value-type="string" office:string-value="g.addEdge(e13, e15, new TimeStationLink(g, 10) );">
            <text:p>g.addEdge(e13, e15, new TimeStationLink(g, 1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formula="of:=&quot;g.addEdge(&quot; &amp; [.$K110:.K110] &amp; &quot;, &quot; &amp; [.G104] &amp;&quot;, &quot; &amp; [.$N$69] &amp; &quot;(g, &quot; &amp; [.G106] &amp; &quot;) );&quot;" office:value-type="string" office:string-value="g.addEdge(e13, e15, new PriceStationLink(g, 0) );">
            <text:p>g.addEdge(e13, e15, new PriceStationLink(g, 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Estação do Trajeto</text:p>
          </table:table-cell>
          <table:table-cell office:value-type="string">
            <text:p>e02</text:p>
          </table:table-cell>
          <table:table-cell office:value-type="string">
            <text:p>e04</text:p>
          </table:table-cell>
          <table:table-cell office:value-type="string">
            <text:p>e07</text:p>
          </table:table-cell>
          <table:table-cell office:value-type="string">
            <text:p>e11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/>
          <table:table-cell office:value-type="string">
            <text:p>“Onibus 8022-10”</text:p>
          </table:table-cell>
          <table:table-cell office:value-type="string">
            <text:p>e14</text:p>
          </table:table-cell>
          <table:table-cell table:formula="of:= [.K113] &amp; &quot; = &quot; &amp; &quot;new Station(&quot; &amp; [.J113] &amp; &quot;);&quot;" office:value-type="string" office:string-value="e14 = new Station(“Onibus 8022-10”);">
            <text:p>e14 = new Station(“Onibus 8022-10”);</text:p>
          </table:table-cell>
          <table:table-cell table:style-name="ce3" table:formula="of:= &quot;g.addVertex(&quot; &amp; [.K113] &amp; &quot;);&quot;" office:value-type="string" office:string-value="g.addVertex(e14);">
            <text:p>g.addVertex(e14);</text:p>
          </table:table-cell>
          <table:table-cell table:formula="of:=&quot;g.addEdge(&quot; &amp; [.$K113] &amp; &quot;, &quot; &amp; [.H74] &amp; &quot;, new TimeStationLink(g, &quot; &amp; [.H76] &amp; &quot;) );&quot;" office:value-type="string" office:string-value="g.addEdge(e14, e16, new TimeStationLink(g, 0) );">
            <text:p>g.addEdge(e14, e16, new TimeStationLink(g, 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o</text:p>
          </table:table-cell>
          <table:table-cell/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5"/>
          <table:table-cell table:style-name="ce3"/>
          <table:table-cell table:formula="of:=&quot;g.addEdge(&quot; &amp; [.$K113] &amp; &quot;, &quot; &amp; [.H74] &amp; &quot;, &quot; &amp; [.$N$69] &amp; &quot;(g, &quot; &amp; [.H76] &amp; &quot;) );&quot;" office:value-type="string" office:string-value="g.addEdge(e14, e16, new PriceStationLink(g, 0) );">
            <text:p>g.addEdge(e14, e16, new PriceStationLink(g, 0) );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</text:p>
          </table:table-cell>
          <table:table-cell table:style-name="ce1" office:value-type="currency" office:currency="BRL" office:value="3">
            <text:p>R$ 3,00</text:p>
          </table:table-cell>
          <table:table-cell table:style-name="ce1" office:value-type="currency" office:currency="BRL" office:value="3.1">
            <text:p>R$ 3,1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table:style-name="ce1" office:value-type="currency" office:currency="BRL" office:value="0">
            <text:p>R$ 0,00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CPTM Cidade Universitária”</text:p>
          </table:table-cell>
          <table:table-cell office:value-type="string">
            <text:p>e15</text:p>
          </table:table-cell>
          <table:table-cell table:formula="of:= [.K116] &amp; &quot; = &quot; &amp; &quot;new Station(&quot; &amp; [.J116] &amp; &quot;);&quot;" office:value-type="string" office:string-value="e15 = new Station(“CPTM Cidade Universitária”);">
            <text:p>e15 = new Station(“CPTM Cidade Universitária”);</text:p>
          </table:table-cell>
          <table:table-cell table:style-name="ce3" table:formula="of:= &quot;g.addVertex(&quot; &amp; [.K116] &amp; &quot;);&quot;" office:value-type="string" office:string-value="g.addVertex(e15);">
            <text:p>g.addVertex(e15);</text:p>
          </table:table-cell>
          <table:table-cell table:formula="of:=&quot;g.addEdge(&quot; &amp; [.$K116] &amp; &quot;, &quot; &amp; [.H94] &amp; &quot;, new TimeStationLink(g, &quot; &amp; [.H96] &amp; &quot;) );&quot;" office:value-type="string" office:string-value="g.addEdge(e15, e16, new TimeStationLink(g, 0) );">
            <text:p>g.addEdge(e15, e16, new TimeStationLink(g, 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formula="of:=&quot;g.addEdge(&quot; &amp; [.$K116:.K116] &amp; &quot;, &quot; &amp; [.H94] &amp;&quot;, &quot; &amp; [.$N$69] &amp; &quot;(g, &quot; &amp; [.H96] &amp; &quot;) );&quot;" office:value-type="string" office:string-value="g.addEdge(e15, e16, new PriceStationLink(g, 0) );">
            <text:p>g.addEdge(e15, e16, new PriceStationLink(g, 0) );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"/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“USP”</text:p>
          </table:table-cell>
          <table:table-cell office:value-type="string">
            <text:p>e16</text:p>
          </table:table-cell>
          <table:table-cell table:formula="of:= [.K119] &amp; &quot; = &quot; &amp; &quot;new Station(&quot; &amp; [.J119] &amp; &quot;);&quot;" office:value-type="string" office:string-value="e16 = new Station(“USP”);">
            <text:p>e16 = new Station(“USP”);</text:p>
          </table:table-cell>
          <table:table-cell table:style-name="ce3" table:formula="of:= &quot;g.addVertex(&quot; &amp; [.K119] &amp; &quot;);&quot;" office:value-type="string" office:string-value="g.addVertex(e16);">
            <text:p>g.addVertex(e16);</text:p>
          </table:table-cell>
          <table:table-cell table:number-columns-repeated="3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(</number:text>
      <number:number number:decimal-places="0" number:min-integer-digits="1" number:grouping="true"/>
      <number:text>)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(</number:text>
      <number:number number:decimal-places="2" number:min-integer-digits="1" number:grouping="true"/>
      <number:text>)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5" number:min-integer-digits="1"/>
    </number:number-style>
    <number:number-style style:name="N152">
      <number:number number:decimal-places="4" number:min-integer-digits="1"/>
    </number:number-style>
    <number:number-style style:name="N153">
      <number:number number:decimal-places="3" number:min-integer-digits="1"/>
    </number:number-style>
    <number:number-style style:name="N155P0" style:volatile="true">
      <number:text>Sim</number:text>
    </number:number-style>
    <number:number-style style:name="N155P1" style:volatile="true">
      <number:text>Sim</number:text>
    </number:number-style>
    <number:number-style style:name="N155">
      <number:text>Nã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Verdadeiro</number:text>
    </number:number-style>
    <number:number-style style:name="N157P1" style:volatile="true">
      <number:text>Verdadeiro</number:text>
    </number:number-style>
    <number:number-style style:name="N157">
      <number:text>Fals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Ativar</number:text>
    </number:number-style>
    <number:number-style style:name="N159P1" style:volatile="true">
      <number:text>Ativar</number:text>
    </number:number-style>
    <number:number-style style:name="N159">
      <number:text>Desativar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1" number:min-integer-digits="1"/>
    </number:number-style>
    <number:number-style style:name="N163">
      <number:number number:decimal-places="0" number:min-integer-digits="2" number:grouping="true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19/10/2012</text:date>, <text:time>16:5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09:48:15.66</meta:creation-date>
    <meta:generator>BrOffice.org/3.2$Win32 OpenOffice.org_project/320m18$Build-9502</meta:generator>
    <dc:date>2012-10-19T16:51:40.11</dc:date>
    <meta:editing-duration>PT02H07M30S</meta:editing-duration>
    <meta:editing-cycles>17</meta:editing-cycles>
    <meta:document-statistic meta:table-count="3" meta:cell-count="437" meta:object-count="0"/>
  </office:meta>
</office:document-meta>
</file>